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sans-serif, 'Apple Color Emoji', 'Segoe UI Emoji', 'Segoe UI Symbol'"/>
  </office:font-face-decls>
  <office:automatic-styles>
    <style:style style:name="P1" style:family="paragraph" style:parent-style-name="Heading_20_2">
      <style:text-properties fo:font-variant="normal" fo:text-transform="none" fo:color="#373a3c" loext:opacity="100%" style:font-name="apple-system" fo:letter-spacing="normal" fo:font-style="normal" fo:font-weight="normal"/>
    </style:style>
    <style:style style:name="P2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weight="bold"/>
    </style:style>
    <style:style style:name="P3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373a3c" loext:opacity="100%" style:font-name="apple-system" fo:font-size="11.25pt" fo:letter-spacing="normal" fo:font-style="normal" fo:font-weight="normal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E2. Transformando modelos de Entidad/Relación (21/07/2022)</text:h>
      <text:section text:style-name="Sect1" text:name="intro">
        <text:p text:style-name="P4"/>
        <text:section text:style-name="Sect1" text:name="yui_3_17_2_1_1658486336616_39">
          <text:p text:style-name="P2"><text:bookmark text:name="docs-internal-guid-b09dbd85-7fff-dd49-e55c-196f2f189ed4"/>Elabora el modelo entidad-relación para la Gestión de alquileres y conviértelo en un modelo lógico dibujando un diagrama con las tablas.</text:p>
          <text:p text:style-name="P3">Una Inmobiliaria necesita una base de datos para gestionar los alquileres de las viviendas de particulares. Los requisitos de esta base de datos son los que se detallan a continuación:</text:p>
          <text:p text:style-name="P3">Es necesario almacenar información sobre la duración de cada uno de los alquileres de una vivienda con el fin de conocer el histórico de alquileres.</text:p>
          <text:p text:style-name="P3">La información que se guarda de cada alquiler es un identificador único de alquiler, fecha de inicio, fecha de fin, importe mensual, fianza y fecha de la firma.</text:p>
          <text:p text:style-name="P3">Se quiere almacenar información sobre la renovación de un alquiler de una vivienda. Es necesario saber si un alquiler es una renovación de otro alquiler anterior o no, con el fin de poder seguir fácilmente la secuencia de alquileres de una vivienda con la misma persona.</text:p>
          <text:p text:style-name="P3">Un alquiler es realizado por un inquilino y de cada inquilino se almacena un identificador único, NIF, nombre, apellidos, fecha de nacimiento y teléfono de contacto.</text:p>
          <text:p text:style-name="P3">Es necesario almacenar información sobre las agencias inmobiliarias que gestionan los alquileres de las viviendas.</text:p>
          <text:p text:style-name="P3">De cada agencia inmobiliaria se almacena un identificador de agencia, CIF, dirección y teléfono.</text:p>
          <text:p text:style-name="P3">Una vivienda sólo se oferta en una única agencia inmobiliaria. Una agencia sólo puede gestionar los alquileres de las viviendas ofertadas por ella.</text:p>
          <text:p text:style-name="P3">De cada vivienda se almacena un identificador de vivienda, calle, número, piso, código postal, población y una descripción.</text:p>
          <text:p text:style-name="P3">Una vivienda pertenece a un único propietario y un propietario puede tener muchas viviendas.</text:p>
          <text:p text:style-name="P3">De cada propietario se almacena un identificador único, NIF, nombre, apellidos, teléfono, dirección y email.</text:p>
        </text:section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2T11:40:27.733828438</meta:creation-date>
    <dc:date>2022-07-22T11:41:02.197992121</dc:date>
    <meta:editing-duration>PT36S</meta:editing-duration>
    <meta:editing-cycles>1</meta:editing-cycles>
    <meta:document-statistic meta:table-count="0" meta:image-count="0" meta:object-count="0" meta:page-count="1" meta:paragraph-count="13" meta:word-count="281" meta:character-count="1801" meta:non-whitespace-character-count="1533"/>
    <meta:generator>LibreOffice/7.3.4.2$Linux_X86_64 LibreOffice_project/30$Build-2</meta:generator>
  </office:meta>
</office:document-meta>
</file>